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7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23960637" calcext:value-type="float">
            <text:p>-272.239606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25947825" calcext:value-type="float">
            <text:p>-272.2594782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3158321" calcext:value-type="float">
            <text:p>-272.31583210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41392588" calcext:value-type="float">
            <text:p>-272.4139258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5232067" calcext:value-type="float">
            <text:p>-272.25232067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19792403" calcext:value-type="float">
            <text:p>-272.1979240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-272.02201063" calcext:value-type="float">
            <text:p>-272.0220106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271.36551766" calcext:value-type="float">
            <text:p>-271.36551766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1.37356558" calcext:value-type="float">
            <text:p>-271.37356558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06:48:01.915852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4-29T06:50:46.670296976</dc:date>
    <meta:editing-duration>P5DT18H1M53S</meta:editing-duration>
    <meta:editing-cycles>23</meta:editing-cycles>
    <meta:generator>LibreOffice/6.4.7.2$Linux_X86_64 LibreOffice_project/40$Build-2</meta:generator>
    <meta:document-statistic meta:table-count="1" meta:cell-count="30" meta:object-count="0"/>
  </office:meta>
</office:document-meta>
</file>